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Whole Spac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ft pad distance from edge to center</text:p>
          </table:table-cell>
          <table:table-cell table:number-columns-repeated="2"/>
          <table:table-cell office:value-type="string" calcext:value-type="string">
            <text:p>distance pad center to pad center</text:p>
          </table:table-cell>
          <table:table-cell table:number-columns-repeated="2"/>
          <table:table-cell office:value-type="string" calcext:value-type="string">
            <text:p>pad x</text:p>
          </table:table-cell>
          <table:table-cell office:value-type="string" calcext:value-type="string">
            <text:p>pad y</text:p>
          </table:table-cell>
          <table:table-cell/>
        </table:table-row>
        <table:table-row table:style-name="ro1">
          <table:table-cell/>
          <table:table-cell table:formula="of:=AVERAGE([.C5];[.D5])" office:value-type="float" office:value="3.21056" calcext:value-type="float">
            <text:p>3.21056</text:p>
          </table:table-cell>
          <table:table-cell office:value-type="float" office:value="2.25806" calcext:value-type="float">
            <text:p>2.25806</text:p>
          </table:table-cell>
          <table:table-cell office:value-type="float" office:value="4.16306" calcext:value-type="float">
            <text:p>4.16306</text:p>
          </table:table-cell>
          <table:table-cell office:value-type="float" office:value="2.54" calcext:value-type="float">
            <text:p>2.54</text:p>
          </table:table-cell>
          <table:table-cell table:number-columns-repeated="2"/>
          <table:table-cell office:value-type="float" office:value="1.905" calcext:value-type="float">
            <text:p>1.905</text:p>
          </table:table-cell>
          <table:table-cell office:value-type="float" office:value="3.08356" calcext:value-type="float">
            <text:p>3.0835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[.I5]/2" office:value-type="float" office:value="1.54178" calcext:value-type="float">
            <text:p>1.5417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5.91056" calcext:value-type="float">
            <text:p>15.91056</text:p>
          </table:table-cell>
          <table:table-cell table:formula="of:=[.B9]+[.B5]" office:value-type="float" office:value="19.12112" calcext:value-type="float">
            <text:p>19.12112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19-[.I7]" office:value-type="float" office:value="17.45822" calcext:value-type="float">
            <text:p>17.45822</text:p>
          </table:table-cell>
          <table:table-cell table:number-columns-repeated="2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7"/>
          <table:table-cell office:value-type="float" office:value="19.12112" calcext:value-type="float">
            <text:p>19.12112</text:p>
          </table:table-cell>
          <table:table-cell table:formula="of:=[.H20]-19" office:value-type="float" office:value="0.121120000000001" calcext:value-type="float">
            <text:p>0.121120000000001</text:p>
          </table:table-cell>
          <table:table-cell table:formula="of:=[.I20]/2" office:value-type="float" office:value="0.0605600000000006" calcext:value-type="float">
            <text:p>0.06056000000000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vb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ft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table:number-columns-repeated="6"/>
          <table:table-cell office:value-type="string" calcext:value-type="string">
            <text:p>cap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table:number-columns-repeated="6"/>
          <table:table-cell office:value-type="string" calcext:value-type="string">
            <text:p>6.3x5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38:19.648000000</meta:creation-date>
    <dc:date>2019-07-02T13:42:53.363000000</dc:date>
    <meta:editing-duration>PT15M14S</meta:editing-duration>
    <meta:editing-cycles>1</meta:editing-cycles>
    <meta:document-statistic meta:table-count="1" meta:cell-count="34" meta:object-count="0"/>
    <meta:generator>LibreOffice/6.2.4.2$Windows_X86_64 LibreOffice_project/2412653d852ce75f65fbfa83fb7e7b669a126d64</meta:generator>
  </office:meta>
</office:document-meta>
</file>